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7cm" svg:x="1.4cm" svg:y="0.837cm" presentation:class="title" presentation:user-transformed="true">
          <draw:text-box>
            <text:p>UI Development for Engineer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256cm" svg:x="1.4cm" svg:y="0.962cm" presentation:class="title">
          <draw:text-box>
            <text:p>UI Development for Engineers</text:p>
          </draw:text-box>
        </draw:frame>
        <draw:frame presentation:style-name="pr4" draw:layer="layout" svg:width="25.199cm" svg:height="13.859cm" svg:x="1.4cm" svg:y="4.914cm" presentation:class="subtitle">
          <draw:text-box>
            <text:p>I'm Mike Kivikoski </text:p>
            <text:p/>
            <text:p>Designer &amp; Developer, Atedrake</text:p>
            <text:p>Adjunct Professor, Endicott College</text:p>
            <text:p/>
            <text:p>Say hello! </text:p>
            <text:p>@mkivikoski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UI Development for Engineers</text:p>
          </draw:text-box>
        </draw:frame>
        <draw:frame presentation:style-name="pr5" draw:text-style-name="P1" draw:layer="layout" svg:width="25.199cm" svg:height="14.477cm" svg:x="1.4cm" svg:y="4.914cm" presentation:class="outline" presentation:user-transformed="true">
          <draw:text-box>
            <text:list text:style-name="L2">
              <text:list-item>
                <text:p text:style-name="P1">HTML</text:p>
              </text:list-item>
              <text:list-item>
                <text:p text:style-name="P1">CSS</text:p>
              </text:list-item>
              <text:list-item>
                <text:p text:style-name="P1">Haml</text:p>
              </text:list-item>
              <text:list-item>
                <text:p text:style-name="P1">Sass</text:p>
              </text:list-item>
              <text:list-item>
                <text:p text:style-name="P1">Grid Systems</text:p>
              </text:list-item>
              <text:list-item>
                <text:p text:style-name="P1">Typography</text:p>
              </text:list-item>
              <text:list-item>
                <text:p text:style-name="P1">Color Theory</text:p>
              </text:list-item>
              <text:list-item>
                <text:p text:style-name="P1">Responsive Desig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UI Development for Engineer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Learn HTML &amp; CSS</text:p>
              </text:list-item>
              <text:list-item>
                <text:p>Learn Haml</text:p>
              </text:list-item>
              <text:list-item>
                <text:p>Learn Sass</text:p>
              </text:list-item>
              <text:list-item>
                <text:p>Building UI Patterns</text:p>
              </text:list-item>
              <text:list-item>
                <text:p>Implementing design principles into the front end</text:p>
              </text:list-item>
              <text:list-item>
                <text:p>Agnostic building for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UI Development for Engineer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Web technologies</text:p>
              </text:list-item>
              <text:list-item>
                <text:p>Editing code by hand</text:p>
              </text:list-item>
              <text:list-item>
                <text:p>Interested in the front end of the we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UI Development for Engineers</text:p>
          </draw:text-box>
        </draw:frame>
        <draw:frame presentation:style-name="pr4" draw:layer="layout" svg:width="25.199cm" svg:height="13.859cm" svg:x="1.4cm" svg:y="4.914cm" presentation:class="subtitle" presentation:user-transformed="true">
          <draw:text-box>
            <text:p text:style-name="P2">Let's get started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bin" style:font-style-name="Regular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609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abin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32pt" style:language-asian="zh" style:country-asian="CN" style:font-style-asian="normal" style:font-weight-asian="normal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 draw:fit-to-contour="tru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Cabin" style:font-style-name="Regular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8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abin" style:font-style-name="Regular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8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Kivikoski</meta:initial-creator>
    <meta:creation-date>2014-09-28T14:59:51</meta:creation-date>
    <meta:editing-duration>PT02H50M24S</meta:editing-duration>
    <meta:editing-cycles>21</meta:editing-cycles>
    <dc:date>2014-09-29T12:09:05</dc:date>
    <dc:creator>Michael Kivikoski</dc:creator>
    <meta:generator>OpenOffice.org/3.2$Unix OpenOffice.org_project/320m18$Build-9502</meta:generator>
    <meta:document-statistic meta:object-count="44"/>
  </office:meta>
</office:document-meta>
</file>